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line-height="200%" fo:text-align="start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ose who are still await the bus</text:p>
      <text:p text:style-name="P2"/>
      <text:p text:style-name="P2">The bus that never stops in any bus stop, whatsoever.</text:p>
      <text:p text:style-name="P2"/>
      <text:p text:style-name="P2">Those who rides it are in an extreme level of decay.</text:p>
      <text:p text:style-name="P3"/>
      <text:p text:style-name="P3">Yep that's including the zombie driver who rides with its brain semi-eaten</text:p>
      <text:p text:style-name="P3">by his wife's constant nagging. “shut it, I tell you, just shut it.”</text:p>
      <text:p text:style-name="P3">It was overheard through the speaker phone.</text:p>
      <text:p text:style-name="P3">That was her alright, but there was no response from him.</text:p>
      <text:p text:style-name="P3">He's got a semi eaten fish in his pocket shirt. The fish knows the way,</text:p>
      <text:p text:style-name="P3">that part is pretty sure. The feline with the big eyes,</text:p>
      <text:p text:style-name="P3">is constantly unmindful, at best case scenar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6T14:04:00.15</meta:creation-date>
    <dc:date>2012-06-26T14:15:32.61</dc:date>
    <meta:editing-duration>P0D</meta:editing-duration>
    <meta:editing-cycles>1</meta:editing-cycles>
    <meta:document-statistic meta:table-count="0" meta:image-count="0" meta:object-count="0" meta:page-count="1" meta:paragraph-count="10" meta:word-count="104" meta:character-count="553" meta:non-whitespace-character-count="459"/>
    <meta:generator>LibreOffice/3.5$Windows_x86 LibreOffice_project/165a79a-7059095-e13bb37-fef39a4-9503d18</meta:generator>
  </office:meta>
</office:document-meta>
</file>